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F000001D043FF86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3ef" officeooo:paragraph-rsid="0003a3e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4.1028in" draw:z-index="0"><draw:image xlink:href="Pictures/100002010000030F000001D043FF8603.png" xlink:type="simple" xlink:show="embed" xlink:actuate="onLoad"/></draw:frame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0:42:05.403822916</meta:creation-date>
    <dc:date>2016-10-26T10:42:55.603463561</dc:date>
    <meta:editing-duration>P0D</meta:editing-duration>
    <meta:editing-cycles>1</meta:editing-cycles>
    <meta:document-statistic meta:table-count="0" meta:image-count="1" meta:object-count="0" meta:page-count="1" meta:paragraph-count="1" meta:word-count="1" meta:character-count="5" meta:non-whitespace-character-count="5"/>
    <meta:generator>LibreOffice/4.2.8.2$Linux_X86_64 LibreOffice_project/420m0$Build-2</meta:generator>
  </office:meta>
</office:document-meta>
</file>